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150000017684EBF27F8ABB32D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511cm" svg:height="3.165cm" svg:x="8.252cm" svg:y="13.255cm">
          <draw:image xlink:href="Pictures/10000201000002150000017684EBF27F8ABB32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6:34.474392830</meta:creation-date>
    <dc:date>2018-02-09T16:47:01.831046768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